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4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Planilha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arefas e Métodos</text:p>
          </table:table-cell>
          <table:table-cell/>
        </table:table-row>
        <table:table-row table:style-name="ro1">
          <table:table-cell office:value-type="string">
            <text:p>Identificar as os clubes brasileiros participantes da competição</text:p>
          </table:table-cell>
          <table:table-cell/>
        </table:table-row>
        <table:table-row table:style-name="ro1">
          <table:table-cell office:value-type="string">
            <text:p>Identificar os rivais</text:p>
          </table:table-cell>
          <table:table-cell/>
        </table:table-row>
        <table:table-row table:style-name="ro1">
          <table:table-cell office:value-type="string">
            <text:p>Verificar as altitudes das cidades onde foram realizados os jogos</text:p>
          </table:table-cell>
          <table:table-cell/>
        </table:table-row>
        <table:table-row table:style-name="ro1">
          <table:table-cell office:value-type="string">
            <text:p>Verificar os Resultados de ida e volta</text:p>
          </table:table-cell>
          <table:table-cell office:value-type="string">
            <text:p>http://www.conmebol.com/competiciones_evento_index,1081,2008,S.html</text:p>
          </table:table-cell>
        </table:table-row>
      </table:table>
      <table:table table:name="Planilha1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>
            <text:p>Cidade</text:p>
          </table:table-cell>
          <table:table-cell office:value-type="string">
            <text:p>Altitude</text:p>
          </table:table-cell>
          <table:table-cell office:value-type="string">
            <text:p>Club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6">16/05/2008</text:date>, <text:time>19:58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7$Build-9044</meta:generator>
    <meta:creation-date>2008-05-16T19:29:53</meta:creation-date>
    <dc:date>2008-05-16T19:58:00</dc:date>
    <dc:language>pt-BR</dc:language>
    <meta:editing-cycles>2</meta:editing-cycles>
    <meta:editing-duration>PT28M7S</meta:editing-duration>
    <meta:user-defined meta:name="Info 1"/>
    <meta:user-defined meta:name="Info 2"/>
    <meta:user-defined meta:name="Info 3"/>
    <meta:user-defined meta:name="Info 4"/>
    <meta:document-statistic meta:table-count="2" meta:cell-count="9"/>
  </office:meta>
</office:document-meta>
</file>